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19_11-48-01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19_14-19-52_000.jpg</text:p>
          </table:table-cell>
          <table:table-cell table:style-name="ce19" office:value-type="string">
            <text:p>:m RES 1*1 / free# JVEMV6 70#_9 / 70. CO2 / w:adiabatic;zero-valent;hydrotalcite;LDHs;reference-catalyst,topic=~,other=~,think~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3]=&quot;&quot;;[.C3];CONCATENATE([.C3];&quot; / &quot;;[.E3]))" office:value-type="string" office:string-value=":m RES 1*1 / free# JVEMV6 70#_9 / 70. CO2 / w:adiabatic;zero-valent;hydrotalcite;LDHs;reference-catalyst,topic=~,other=~,think~">
            <text:p>:m RES 1*1 / free# JVEMV6 70#_9 / 70. CO2 / w:adiabatic;zero-valent;hydrotalcite;LDHs;reference-catalyst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9_14-20-48_000.jpg</text:p>
          </table:table-cell>
          <table:table-cell table:style-name="ce19" office:value-type="string">
            <text:p>:PHOTO 記録 / @自室 / what=洗濯 / for=普段用衣類 / occasion=終了</text:p>
          </table:table-cell>
          <table:table-cell table:style-name="ce18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6" table:formula="of:=IF([.E4]=&quot;&quot;;[.C4];CONCATENATE([.C4];&quot; / &quot;;[.E4]))" office:value-type="string" office:string-value=":PHOTO 記録 / @自室 / what=洗濯 / for=普段用衣類 / occasion=終了">
            <text:p>:PHOTO 記録 / @自室 / what=洗濯 / for=普段用衣類 / occasion=終了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19_16-09-35_000.jpg</text:p>
          </table:table-cell>
          <table:table-cell table:style-name="ce19" office:value-type="string">
            <text:p>:m RES 1-2*3 / free# JVEMV6 71#_1 / 71. logic / w:様相命題論理；命題変数；論理式；wff;normal;古典命題論理；必然化の規則；,topic=~,other=~,think~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5]=&quot;&quot;;[.C5];CONCATENATE([.C5];&quot; / &quot;;[.E5]))" office:value-type="string" office:string-value=":m RES 1-2*3 / free# JVEMV6 71#_1 / 71. logic / w:様相命題論理；命題変数；論理式；wff;normal;古典命題論理；必然化の規則；,topic=~,other=~,think~">
            <text:p>:m RES 1-2*3 / free# JVEMV6 71#_1 / 71. logic / w:様相命題論理；命題変数；論理式；wff;normal;古典命題論理；必然化の規則；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19_16-09-59_000.jpg</text:p>
          </table:table-cell>
          <table:table-cell table:style-name="ce19" office:value-type="string">
            <text:p>:m RES 3*3 / free# JVEMV6 71#_1 / 71. logic / w:~,topic=~,other=~,think~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6]=&quot;&quot;;[.C6];CONCATENATE([.C6];&quot; / &quot;;[.E6]))" office:value-type="string" office:string-value=":m RES 3*3 / free# JVEMV6 71#_1 / 71. logic / w:~,topic=~,other=~,think~">
            <text:p>:m RES 3*3 / free# JVEMV6 71#_1 / 71. logic / w:~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19_19-09-18_000.jpg</text:p>
          </table:table-cell>
          <table:table-cell table:style-name="ce18" office:value-type="string">
            <text:p>:m :篠笛,shinobue 1*1 / session-memo / s.1:prac,for=h-7~&gt;h-X \\\ s.2:todays-melody,genr=jazz,key=G \\\ s.3:key=G,todays-melody \\\ s.4:key=G,todays-melody</text:p>
          </table:table-cell>
          <table:table-cell table:style-name="ce17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7]=&quot;&quot;;[.C7];CONCATENATE([.C7];&quot; / &quot;;[.E7]))" office:value-type="string" office:string-value=":m :篠笛,shinobue 1*1 / session-memo / s.1:prac,for=h-7~&gt;h-X \\\ s.2:todays-melody,genr=jazz,key=G \\\ s.3:key=G,todays-melody \\\ s.4:key=G,todays-melody">
            <text:p>:m :篠笛,shinobue 1*1 / session-memo / s.1:prac,for=h-7~&gt;h-X \\\ s.2:todays-melody,genr=jazz,key=G \\\ s.3:key=G,todays-melody \\\ s.4:key=G,todays-melody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19_20-35-36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20_01-45-42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20_07-52-2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20_07-48-22_000.mid</text:p>
          </table:table-cell>
          <table:table-cell table:style-name="ce8" office:value-type="string">
            <text:p>:in-mid / app=perfect-piano / 演奏、play / id-2021-0320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string" office:string-value=":in-mid / app=perfect-piano / 演奏、play / id-2021-0320-1 / category=melody,inst=~,for=~,genre=~">
            <text:p>:in-mid / app=perfect-piano / 演奏、play / id-2021-0320-1 / category=melody,inst=~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20_07-53-55_000.mid</text:p>
          </table:table-cell>
          <table:table-cell table:style-name="ce8" office:value-type="string">
            <text:p>:in-mid / app=perfect-piano / 演奏、play / id-2021-0320-2 / category=melody,inst=~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string" office:string-value=":in-mid / app=perfect-piano / 演奏、play / id-2021-0320-2 / category=melody,inst=~,for=~,genre=~">
            <text:p>:in-mid / app=perfect-piano / 演奏、play / id-2021-0320-2 / category=melody,inst=~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2021/03/20</text:date>, <text:time>08:58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20T08:58:34.47</dc:date>
    <dc:creator>iwabuchi ken</dc:creator>
    <meta:editing-duration>P32DT1H53M29S</meta:editing-duration>
    <meta:editing-cycles>11965</meta:editing-cycles>
    <meta:document-statistic meta:table-count="1" meta:cell-count="349" meta:object-count="0"/>
  </office:meta>
</office:document-meta>
</file>